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0.986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4.568cm"/>
    </style:style>
    <style:style style:name="co6" style:family="table-column">
      <style:table-column-properties fo:break-before="auto" style:column-width="4.433cm"/>
    </style:style>
    <style:style style:name="co7" style:family="table-column">
      <style:table-column-properties fo:break-before="auto" style:column-width="2.25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Desglosado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sglosad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51" table:default-cell-style-name="ce3"/>
        <table:table-column table:style-name="co7" table:number-columns-repeated="16127"/>
        <table:table-row table:style-name="ro1">
          <table:table-cell table:style-name="ce1" office:value-type="string" calcext:value-type="string">
            <text:p>Trayectorias Académicas</text:p>
          </table:table-cell>
          <table:table-cell table:style-name="ce1" office:value-type="string" calcext:value-type="string">
            <text:p>Alumnos</text:p>
          </table:table-cell>
          <table:table-cell table:style-name="ce1" office:value-type="string" calcext:value-type="string">
            <text:p>Periodo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otal (por nivel educativo)</text:p>
          </table:table-cell>
          <table:table-cell table:style-name="ce1" office:value-type="string" calcext:value-type="string">
            <text:p>Total (por nuevo ingreso)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Secundari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PRODUCT([.B2:.C2])" office:value-type="float" office:value="120" calcext:value-type="float">
            <text:p>120</text:p>
          </table:table-cell>
          <table:table-cell table:style-name="ce1" table:formula="of:=SUM([.D2])" office:value-type="float" office:value="120" calcext:value-type="float">
            <text:p>120</text:p>
          </table:table-cell>
          <table:table-cell table:style-name="ce1" table:formula="of:=[.B2]" office:value-type="float" office:value="40" calcext:value-type="float">
            <text:p>40</text:p>
          </table:table-cell>
          <table:table-cell table:number-columns-repeated="251"/>
        </table:table-row>
        <table:table-row table:style-name="ro2">
          <table:table-cell table:style-name="ce1" office:value-type="string" calcext:value-type="string">
            <text:p>Bachillerato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table:formula="of:=SUM([.D4:.D10])" office:value-type="float" office:value="840" calcext:value-type="float">
            <text:p>840</text:p>
          </table:table-cell>
          <table:table-cell table:style-name="ce1" table:formula="of:=SUM([.B4:.B10])" office:value-type="float" office:value="140" calcext:value-type="float">
            <text:p>140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Bachillerato Técnico como Paramédico y Brigadista (BTPB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4:.C4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Bachillerato Técnico en Criminalística y Seguridad (BTCS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5:.C5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Bachillerato Técnico en Construcción y Mecánica (BTCM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6:.C6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Bachillerato Técnico en Gastronomía y Alimentos (BTGA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7:.C7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Bachillerato Técnico en Electricidad y Cómputo (BTEC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8:.C8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Bachillerato Técnico en Enfermería y Nutrición (BTEN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9:.C9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Bachillerato Técnico en Logística y Turismo (BTLT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1" office:value-type="string" calcext:value-type="string">
            <text:p>Licenciatura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table:formula="of:=SUM([.D12:.D19])" office:value-type="float" office:value="1340" calcext:value-type="float">
            <text:p>1340</text:p>
          </table:table-cell>
          <table:table-cell table:style-name="ce1" table:formula="of:=SUM([.B12:.B19])" office:value-type="float" office:value="160" calcext:value-type="float">
            <text:p>160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Licenciatura en Ingeniería en Ciberseguridad y Estrategia (LICE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2:.C12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Licenciatura en Ingeniería en Biotecnología y Alimentos (LIBA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13:.C13])"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Licenciatura en Ingeniería Telemática e Hidroeléctrica (LITH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4:.C14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Licenciatura en Medicina e Investigación Biomédica (LMIB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15:.C15])"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Licenciatura en Ingeniería Estadística y Económica (LIEE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6:.C16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Licenciatura en Ingeniería Geológica y Ambiental (LIGA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7:.C17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Licenciatura en Ingeniería Textil y en Diseño (LITD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8:.C18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Licenciatura en Optometría y Odontología (LITD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19:.C19])"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1" office:value-type="string" calcext:value-type="string">
            <text:p>Posgrado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4" table:formula="of:=SUM([.D21:.D22])" office:value-type="float" office:value="320" calcext:value-type="float">
            <text:p>320</text:p>
          </table:table-cell>
          <table:table-cell table:style-name="ce1" table:formula="of:=SUM([.B21:.B22])" office:value-type="float" office:value="80" calcext:value-type="float">
            <text:p>80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Maestría en Ingeniería en Infraestructura y Complejidad (MIIC).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PRODUCT([.B21:.C21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Maestría en Ciencias en Biológicas y Médicas (MCBM).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PRODUCT([.B22:.C22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table:formula="of:=SUM([.D2:.D22])" office:value-type="float" office:value="2620" calcext:value-type="float">
            <text:p>2620</text:p>
          </table:table-cell>
          <table:table-cell table:style-name="ce1" table:formula="of:=SUM([.E2:.E22])" office:value-type="float" office:value="2620" calcext:value-type="float">
            <text:p>2620</text:p>
          </table:table-cell>
          <table:table-cell table:style-name="ce1" table:formula="of:=SUM([.F2:.F22])" office:value-type="float" office:value="420" calcext:value-type="float">
            <text:p>420</text:p>
          </table:table-cell>
          <table:table-cell table:number-columns-repeated="251"/>
        </table:table-row>
        <table:table-row table:style-name="ro2" table:number-rows-repeated="65506">
          <table:table-cell table:number-columns-repeated="257"/>
        </table:table-row>
        <table:table-row table:style-name="ro1" table:number-rows-repeated="7">
          <table:table-cell table:number-columns-repeated="257"/>
        </table:table-row>
        <table:table-row table:style-name="ro2" table:number-rows-repeated="983039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sglosado" style:display-name="PageStyle_Desglosad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3T11:52:26.254763100</meta:creation-date>
    <dc:date>2026-01-30T13:11:52.348140889</dc:date>
    <meta:editing-cycles>17</meta:editing-cycles>
    <meta:editing-duration>PT1H14M36S</meta:editing-duration>
    <meta:generator>LibreOffice/25.2.7.2$Linux_X86_64 LibreOffice_project/520$Build-2</meta:generator>
    <meta:document-statistic meta:table-count="1" meta:cell-count="138" meta:object-count="0"/>
  </office:meta>
</office:document-meta>
</file>